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fa74" officeooo:paragraph-rsid="001afa74"/>
    </style:style>
    <style:style style:name="P2" style:family="paragraph" style:parent-style-name="Standard">
      <style:text-properties officeooo:rsid="001afa74" officeooo:paragraph-rsid="001bb916"/>
    </style:style>
    <style:style style:name="P3" style:family="paragraph" style:parent-style-name="Standard">
      <style:text-properties officeooo:rsid="001c305f" officeooo:paragraph-rsid="001c305f"/>
    </style:style>
    <style:style style:name="T1" style:family="text">
      <style:text-properties officeooo:rsid="001bb916"/>
    </style:style>
    <style:style style:name="T2" style:family="text">
      <style:text-properties officeooo:rsid="001d34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jogo tem 2 módulos, o primeiro é de classificação e o segundo de resolução</text:p>
      <text:p text:style-name="P1"/>
      <text:p text:style-name="P1">O módulo de classificação tem 4 níveis. Tipo, ordem, homogeneidade e linearidade respectivamente.</text:p>
      <text:p text:style-name="P1"/>
      <text:p text:style-name="P1">As perguntas de Tipo são: - Escolha a ED ordinária</text:p>
      <text:p text:style-name="P1"><text:tab/><text:tab/><text:tab/> <text:s text:c="6"/>- Escolha a ED parcial</text:p>
      <text:p text:style-name="P1"/>
      <text:p text:style-name="P1"><text:s/></text:p>
      <text:p text:style-name="P1">As perguntas de ordem são: <text:tab/>- Escolha a ED de ordem 1</text:p>
      <text:p text:style-name="P1"><text:tab/><text:tab/><text:tab/><text:tab/>- Escolha a ED de ordem 2</text:p>
      <text:p text:style-name="P1"><text:s/><text:tab/><text:tab/><text:tab/><text:tab/>- Escolha a ED de ordem 3</text:p>
      <text:p text:style-name="P1"><text:s text:c="2"/><text:tab/><text:tab/><text:tab/><text:tab/>- Escolha a ED de ordem superior</text:p>
      <text:p text:style-name="P1"><text:s/></text:p>
      <text:p text:style-name="P1">As perguntas de Homogeneidade são: <text:s/>- Escolha a ED homogênea</text:p>
      <text:p text:style-name="P1"><text:tab/><text:tab/><text:tab/><text:tab/><text:tab/> <text:s text:c="2"/>- Escolha a ED NÃO homogênea</text:p>
      <text:p text:style-name="P1"><text:s/></text:p>
      <text:p text:style-name="P1">As perguntas de linearidade são: - Escolha a ED linear </text:p>
      <text:p text:style-name="P1"><text:tab/><text:tab/><text:tab/><text:tab/> <text:s text:c="5"/>- Escolha a ED NÃO linear</text:p>
      <text:p text:style-name="P1"/>
      <text:p text:style-name="P3">As perguntas de separável são: - Escolha a ED separável</text:p>
      <text:p text:style-name="P3"><text:tab/><text:tab/><text:tab/><text:tab/> <text:s text:c="2"/>- Escolha a ED NÃO separável</text:p>
      <text:p text:style-name="P3"><text:s/></text:p>
      <text:p text:style-name="P3">As perguntas se exata são: - Escolha a ED exata</text:p>
      <text:p text:style-name="P3"><text:tab/><text:tab/> <text:s/><text:tab/> <text:s text:c="7"/>- Escolha a ED NÃO exata</text:p>
      <text:p text:style-name="P1"/>
      <text:p text:style-name="P1"/>
      <text:p text:style-name="P1">A quantidade de perguntas para cada nível <text:span text:style-name="T2">será de</text:span> 20.</text:p>
      <text:p text:style-name="P1"/>
      <text:p text:style-name="P2">O módulo de <text:span text:style-name="T1">resolução</text:span> tem 4 níveis. <text:span text:style-name="T1">Homogênea</text:span>, <text:span text:style-name="T1">Não homogênea, exatas e NÃO exat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21:32:45.331548186</meta:creation-date>
    <dc:date>2019-03-14T01:18:36.139912393</dc:date>
    <meta:editing-duration>PT23M59S</meta:editing-duration>
    <meta:editing-cycles>3</meta:editing-cycles>
    <meta:generator>LibreOffice/5.1.2.2$Linux_X86_64 LibreOffice_project/10m0$Build-2</meta:generator>
    <meta:document-statistic meta:table-count="0" meta:image-count="0" meta:object-count="0" meta:page-count="1" meta:paragraph-count="22" meta:word-count="164" meta:character-count="904" meta:non-whitespace-character-count="688"/>
  </office:meta>
</office:document-meta>
</file>